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sgroupInfo.getFirst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groupInfo._setPostingPermission( int permi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groupInfo.getLast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groupInfo._setLastArticle( int 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groupInfo.getPostingPermi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groupInfo.getNews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groupInfo.getArtic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groupInfo._setFirstArticle( int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groupInfo._setNewsgroup( String news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groupInfo._setArticle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